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fill="none" draw:textarea-horizontal-align="left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9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11.6cm" svg:y="1.4cm">
          <text:p text:style-name="P1"><text:span text:style-name="T1">IAexD</text:span></text:p>
        </draw:rect>
        <draw:line draw:style-name="gr2" draw:text-style-name="P3" draw:layer="layout" svg:x1="10cm" svg:y1="1.6cm" svg:x2="11.6cm" svg:y2="1.6cm">
          <text:p/>
        </draw:line>
        <draw:rect draw:style-name="gr3" draw:text-style-name="P2" draw:layer="layout" svg:width="2.997cm" svg:height="0.1cm" svg:x="7.003cm" svg:y="1.8cm">
          <text:p/>
        </draw:rect>
        <draw:rect draw:style-name="gr4" draw:text-style-name="P5" draw:layer="layout" svg:width="3cm" svg:height="0.9cm" svg:x="7cm" svg:y="1.9cm">
          <text:p text:style-name="P4"><text:span text:style-name="T2">ima11()</text:span></text:p>
          <text:p text:style-name="P4"><text:span text:style-name="T2">ima12()</text:span></text:p>
        </draw:rect>
        <draw:rect draw:style-name="gr1" draw:text-style-name="P2" draw:layer="layout" svg:width="3cm" svg:height="0.4cm" svg:x="7cm" svg:y="1.4cm">
          <text:p text:style-name="P1"><text:span text:style-name="T1">CAexD</text:span></text:p>
        </draw:rect>
        <draw:rect draw:style-name="gr1" draw:text-style-name="P2" draw:layer="layout" svg:width="1.2cm" svg:height="0.4cm" svg:x="13.4cm" svg:y="1.4cm">
          <text:p text:style-name="P1"><text:span text:style-name="T1">id=1</text:span></text:p>
        </draw:rect>
        <draw:rect draw:style-name="gr4" draw:text-style-name="P5" draw:layer="layout" svg:width="3cm" svg:height="0.9cm" svg:x="11.6cm" svg:y="1.9cm">
          <text:p text:style-name="P4"><text:span text:style-name="T2">ima11()</text:span></text:p>
          <text:p text:style-name="P4"><text:span text:style-name="T2">ima12()</text:span></text:p>
        </draw:rect>
        <draw:rect draw:style-name="gr3" draw:text-style-name="P2" draw:layer="layout" svg:width="2.997cm" svg:height="0.1cm" svg:x="11.604cm" svg:y="1.8cm">
          <text:p/>
        </draw:rect>
        <draw:rect draw:style-name="gr1" draw:text-style-name="P2" draw:layer="layout" svg:width="1.8cm" svg:height="0.4cm" svg:x="11.601cm" svg:y="3.6cm">
          <text:p text:style-name="P1"><text:span text:style-name="T1">IBexD</text:span></text:p>
        </draw:rect>
        <draw:rect draw:style-name="gr4" draw:text-style-name="P5" draw:layer="layout" svg:width="3cm" svg:height="0.9cm" svg:x="11.6cm" svg:y="4.1cm">
          <text:p text:style-name="P4"><text:span text:style-name="T2">ima11()</text:span></text:p>
          <text:p text:style-name="P4"><text:span text:style-name="T2">imb21()</text:span></text:p>
        </draw:rect>
        <draw:rect draw:style-name="gr3" draw:text-style-name="P2" draw:layer="layout" svg:width="2.997cm" svg:height="0.1cm" svg:x="11.605cm" svg:y="4cm">
          <text:p/>
        </draw:rect>
        <draw:line draw:style-name="gr5" draw:text-style-name="P3" draw:layer="layout" svg:x1="13.1cm" svg:y1="2.8cm" svg:x2="12.9cm" svg:y2="3.1cm">
          <text:p/>
        </draw:line>
        <draw:line draw:style-name="gr5" draw:text-style-name="P3" draw:layer="layout" svg:x1="13.3cm" svg:y1="3.1cm" svg:x2="13.1cm" svg:y2="2.8cm">
          <text:p/>
        </draw:line>
        <draw:line draw:style-name="gr5" draw:text-style-name="P3" draw:layer="layout" svg:x1="12.9cm" svg:y1="3.1cm" svg:x2="13.3cm" svg:y2="3.1cm">
          <text:p/>
        </draw:line>
        <draw:line draw:style-name="gr5" draw:text-style-name="P3" draw:layer="layout" svg:x1="13.1cm" svg:y1="3.1cm" svg:x2="13.1cm" svg:y2="3.6cm">
          <text:p/>
        </draw:line>
        <draw:line draw:style-name="gr5" draw:text-style-name="P3" draw:layer="layout" svg:x1="8.5cm" svg:y1="2.8cm" svg:x2="8.3cm" svg:y2="3.1cm">
          <text:p/>
        </draw:line>
        <draw:line draw:style-name="gr5" draw:text-style-name="P3" draw:layer="layout" svg:x1="8.7cm" svg:y1="3.1cm" svg:x2="8.5cm" svg:y2="2.8cm">
          <text:p/>
        </draw:line>
        <draw:line draw:style-name="gr5" draw:text-style-name="P3" draw:layer="layout" svg:x1="8.3cm" svg:y1="3.1cm" svg:x2="8.7cm" svg:y2="3.1cm">
          <text:p/>
        </draw:line>
        <draw:line draw:style-name="gr5" draw:text-style-name="P3" draw:layer="layout" svg:x1="8.5cm" svg:y1="3.1cm" svg:x2="8.5cm" svg:y2="3.3cm">
          <text:p/>
        </draw:line>
        <draw:line draw:style-name="gr5" draw:text-style-name="P3" draw:layer="layout" svg:x1="6.2cm" svg:y1="3.55cm" svg:x2="6.2cm" svg:y2="3.55cm">
          <text:p/>
        </draw:line>
        <draw:line draw:style-name="gr5" draw:text-style-name="P3" draw:layer="layout" svg:x1="5.1cm" svg:y1="3.3cm" svg:x2="8.5cm" svg:y2="3.3cm">
          <text:p/>
        </draw:line>
        <draw:rect draw:style-name="gr3" draw:text-style-name="P2" draw:layer="layout" svg:width="3.001cm" svg:height="0.1cm" svg:x="3.601cm" svg:y="3.9cm">
          <text:p/>
        </draw:rect>
        <draw:rect draw:style-name="gr4" draw:text-style-name="P5" draw:layer="layout" svg:width="3cm" svg:height="1cm" svg:x="3.602cm" svg:y="4cm">
          <text:p text:style-name="P4"><text:span text:style-name="T2">cmc21()</text:span></text:p>
          <text:p text:style-name="P4"><text:span text:style-name="T2">imc11()</text:span></text:p>
        </draw:rect>
        <draw:rect draw:style-name="gr1" draw:text-style-name="P2" draw:layer="layout" svg:width="2.998cm" svg:height="0.4cm" svg:x="3.602cm" svg:y="3.5cm">
          <text:p text:style-name="P1"><text:span text:style-name="T1">CCexD</text:span></text:p>
        </draw:rect>
        <draw:rect draw:style-name="gr1" draw:text-style-name="P2" draw:layer="layout" svg:width="1.198cm" svg:height="0.4cm" svg:x="13.4cm" svg:y="5.8cm">
          <text:p text:style-name="P1"><text:span text:style-name="T1">id=3</text:span></text:p>
        </draw:rect>
        <draw:line draw:style-name="gr5" draw:text-style-name="P3" draw:layer="layout" svg:x1="5.1cm" svg:y1="3.3cm" svg:x2="5.1cm" svg:y2="3.5cm">
          <text:p/>
        </draw:line>
        <draw:line draw:style-name="gr5" draw:text-style-name="P3" draw:layer="layout" svg:x1="8.5cm" svg:y1="3.3cm" svg:x2="8.5cm" svg:y2="3.5cm">
          <text:p/>
        </draw:line>
        <draw:line draw:style-name="gr5" draw:text-style-name="P3" draw:layer="layout" svg:x1="9.601cm" svg:y1="3.55cm" svg:x2="9.601cm" svg:y2="3.55cm">
          <text:p/>
        </draw:line>
        <draw:rect draw:style-name="gr3" draw:text-style-name="P2" draw:layer="layout" svg:width="3.001cm" svg:height="0.1cm" svg:x="7.002cm" svg:y="3.9cm">
          <text:p/>
        </draw:rect>
        <draw:rect draw:style-name="gr4" draw:text-style-name="P5" draw:layer="layout" svg:width="3cm" svg:height="0.9cm" svg:x="7.003cm" svg:y="4cm">
          <text:p/>
        </draw:rect>
        <draw:rect draw:style-name="gr1" draw:text-style-name="P2" draw:layer="layout" svg:width="2.997cm" svg:height="0.4cm" svg:x="7.003cm" svg:y="3.5cm">
          <text:p text:style-name="P1"><text:span text:style-name="T1">CDexD</text:span></text:p>
        </draw:rect>
        <draw:rect draw:style-name="gr1" draw:text-style-name="P2" draw:layer="layout" svg:width="1.197cm" svg:height="0.4cm" svg:x="13.403cm" svg:y="3.6cm">
          <text:p text:style-name="P1"><text:span text:style-name="T1">id=2</text:span></text:p>
        </draw:rect>
        <draw:line draw:style-name="gr2" draw:text-style-name="P3" draw:layer="layout" svg:x1="10cm" svg:y1="3.7cm" svg:x2="11.6cm" svg:y2="1.8cm">
          <text:p/>
        </draw:line>
        <draw:rect draw:style-name="gr1" draw:text-style-name="P2" draw:layer="layout" svg:width="1.8cm" svg:height="0.4cm" svg:x="11.601cm" svg:y="5.8cm">
          <text:p text:style-name="P1"><text:span text:style-name="T1">ICexD</text:span></text:p>
        </draw:rect>
        <draw:rect draw:style-name="gr4" draw:text-style-name="P5" draw:layer="layout" svg:width="3cm" svg:height="0.9cm" svg:x="11.6cm" svg:y="6.3cm">
          <text:p text:style-name="P4"><text:span text:style-name="T2">ima11()</text:span></text:p>
          <text:p text:style-name="P4"><text:span text:style-name="T2">imc11()</text:span></text:p>
        </draw:rect>
        <draw:rect draw:style-name="gr3" draw:text-style-name="P2" draw:layer="layout" svg:width="2.997cm" svg:height="0.1cm" svg:x="11.605cm" svg:y="6.2cm">
          <text:p/>
        </draw:rect>
        <draw:line draw:style-name="gr2" draw:text-style-name="P3" draw:layer="layout" svg:x1="6.6cm" svg:y1="5cm" svg:x2="11.6cm" svg:y2="6.1cm">
          <text:p/>
        </draw:line>
        <draw:rect draw:style-name="gr1" draw:text-style-name="P2" draw:layer="layout" svg:width="1.8cm" svg:height="0.4cm" svg:x="11.601cm" svg:y="8cm">
          <text:p text:style-name="P1"><text:span text:style-name="T1">IDexD</text:span></text:p>
        </draw:rect>
        <draw:rect draw:style-name="gr4" draw:text-style-name="P5" draw:layer="layout" svg:width="3cm" svg:height="0.6cm" svg:x="11.6cm" svg:y="8.5cm">
          <text:p text:style-name="P4"><text:span text:style-name="T2">imd11()</text:span></text:p>
        </draw:rect>
        <draw:rect draw:style-name="gr3" draw:text-style-name="P2" draw:layer="layout" svg:width="2.997cm" svg:height="0.1cm" svg:x="11.605cm" svg:y="8.4cm">
          <text:p/>
        </draw:rect>
        <draw:rect draw:style-name="gr3" draw:text-style-name="P2" draw:layer="layout" svg:width="2.997cm" svg:height="0.1cm" svg:x="7.003cm" svg:y="6.2cm">
          <text:p/>
        </draw:rect>
        <draw:rect draw:style-name="gr4" draw:text-style-name="P5" draw:layer="layout" svg:width="3cm" svg:height="1.5cm" svg:x="7cm" svg:y="6.3cm">
          <text:p text:style-name="P4"><text:span text:style-name="T2">ima11()</text:span></text:p>
          <text:p text:style-name="P4"><text:span text:style-name="T2">ima12()</text:span></text:p>
          <text:p text:style-name="P4"><text:span text:style-name="T2">imc11()</text:span></text:p>
          <text:p text:style-name="P4"><text:span text:style-name="T2">cmb11()</text:span></text:p>
        </draw:rect>
        <draw:rect draw:style-name="gr1" draw:text-style-name="P2" draw:layer="layout" svg:width="3cm" svg:height="0.4cm" svg:x="7cm" svg:y="5.8cm">
          <text:p text:style-name="P1"><text:span text:style-name="T1">CBexD</text:span></text:p>
        </draw:rect>
        <draw:rect draw:style-name="gr3" draw:text-style-name="P2" draw:layer="layout" svg:width="2.997cm" svg:height="0.1cm" svg:x="7.003cm" svg:y="8.4cm">
          <text:p/>
        </draw:rect>
        <draw:rect draw:style-name="gr4" draw:text-style-name="P5" draw:layer="layout" svg:width="3cm" svg:height="1.5cm" svg:x="7cm" svg:y="8.5cm">
          <text:p text:style-name="P4"><text:span text:style-name="T2">ima11()</text:span></text:p>
          <text:p text:style-name="P4"><text:span text:style-name="T2">ima12()</text:span></text:p>
          <text:p text:style-name="P4"><text:span text:style-name="T2">imb21()</text:span></text:p>
          <text:p text:style-name="P4"><text:span text:style-name="T2">imd11()</text:span></text:p>
        </draw:rect>
        <draw:rect draw:style-name="gr1" draw:text-style-name="P2" draw:layer="layout" svg:width="3cm" svg:height="0.4cm" svg:x="7cm" svg:y="8cm">
          <text:p text:style-name="P1"><text:span text:style-name="T1">CEexD</text:span></text:p>
        </draw:rect>
        <draw:line draw:style-name="gr2" draw:text-style-name="P3" draw:layer="layout" svg:x1="10cm" svg:y1="6cm" svg:x2="11.6cm" svg:y2="1.8cm">
          <text:p/>
        </draw:line>
        <draw:line draw:style-name="gr2" draw:text-style-name="P3" draw:layer="layout" svg:x1="10cm" svg:y1="8.2cm" svg:x2="11.6cm" svg:y2="8.2cm">
          <text:p/>
        </draw:line>
        <draw:line draw:style-name="gr2" draw:text-style-name="P3" draw:layer="layout" svg:x1="10cm" svg:y1="8.2cm" svg:x2="11.6cm" svg:y2="3.8cm">
          <text:p/>
        </draw:line>
        <draw:line draw:style-name="gr2" draw:text-style-name="P3" draw:layer="layout" svg:x1="10cm" svg:y1="6.3cm" svg:x2="11.6cm" svg:y2="6.3cm">
          <text:p/>
        </draw:line>
        <draw:line draw:style-name="gr6" draw:text-style-name="P3" draw:layer="layout" svg:x1="2.2cm" svg:y1="10.6cm" svg:x2="19cm" svg:y2="10.6cm">
          <text:p/>
        </draw:line>
        <draw:rect draw:style-name="gr7" draw:text-style-name="P5" draw:layer="layout" svg:width="2cm" svg:height="0.4cm" svg:x="2.601cm" svg:y="14.2cm">
          <text:p text:style-name="P4"><text:span text:style-name="T2">size</text:span></text:p>
        </draw:rect>
        <draw:rect draw:style-name="gr7" draw:text-style-name="P5" draw:layer="layout" svg:width="2cm" svg:height="0.4cm" svg:x="2.601cm" svg:y="13.8cm">
          <text:p text:style-name="P4"><text:span text:style-name="T2">...</text:span></text:p>
        </draw:rect>
        <draw:rect draw:style-name="gr7" draw:text-style-name="P5" draw:layer="layout" svg:width="2cm" svg:height="0.4cm" svg:x="2.601cm" svg:y="14.6cm">
          <text:p text:style-name="P4"><text:span text:style-name="T2">...</text:span></text:p>
        </draw:rect>
        <draw:rect draw:style-name="gr7" draw:text-style-name="P5" draw:layer="layout" svg:width="2cm" svg:height="0.4cm" svg:x="2.601cm" svg:y="15cm">
          <text:p text:style-name="P4"><text:span text:style-name="T2">imDelegIiMm</text:span></text:p>
        </draw:rect>
        <draw:rect draw:style-name="gr7" draw:text-style-name="P5" draw:layer="layout" svg:width="2cm" svg:height="0.4cm" svg:x="2.601cm" svg:y="13.4cm">
          <text:p text:style-name="P4"><text:span text:style-name="T2">&lt;init&gt;()</text:span></text:p>
        </draw:rect>
        <draw:rect draw:style-name="gr7" draw:text-style-name="P5" draw:layer="layout" svg:width="2cm" svg:height="0.4cm" svg:x="2.601cm" svg:y="13cm">
          <text:p text:style-name="P4"><text:span text:style-name="T2">ima11()</text:span></text:p>
        </draw:rect>
        <draw:rect draw:style-name="gr7" draw:text-style-name="P5" draw:layer="layout" svg:width="2cm" svg:height="0.4cm" svg:x="2.601cm" svg:y="12.6cm">
          <text:p text:style-name="P4"><text:span text:style-name="T2">ima12()</text:span></text:p>
        </draw:rect>
        <draw:rect draw:style-name="gr1" draw:text-style-name="P2" draw:layer="layout" svg:width="2cm" svg:height="0.4cm" svg:x="2.601cm" svg:y="11cm">
          <text:p text:style-name="P1"><text:span text:style-name="T1">CAexD</text:span></text:p>
        </draw:rect>
        <draw:rect draw:style-name="gr8" draw:text-style-name="P5" draw:layer="layout" svg:width="1cm" svg:height="0.4cm" svg:x="2.601cm" svg:y="15.4cm">
          <text:p text:style-name="P4"><text:span text:style-name="T2">0(IA)</text:span></text:p>
        </draw:rect>
        <draw:rect draw:style-name="gr9" draw:text-style-name="P5" draw:id="id1" draw:layer="layout" svg:width="1cm" svg:height="0.4cm" svg:x="3.601cm" svg:y="15.4cm">
          <text:p text:style-name="P4"><text:span text:style-name="T2">bmo</text:span></text:p>
        </draw:rect>
        <draw:connector draw:style-name="gr10" draw:text-style-name="P3" draw:layer="layout" draw:type="lines" svg:x1="4.601cm" svg:y1="15.6cm" svg:x2="4.601cm" svg:y2="16cm" draw:start-shape="id1" draw:start-glue-point="1" draw:end-shape="id2" draw:end-glue-point="1" svg:d="m4601 15600h501v400h-501">
          <text:p/>
        </draw:connector>
        <draw:frame draw:style-name="gr11" draw:text-style-name="P6" draw:layer="layout" svg:width="0.4cm" svg:height="0.6cm" svg:x="2.201cm" svg:y="13.4cm">
          <draw:text-box>
            <text:p><text:span text:style-name="T3">0</text:span></text:p>
          </draw:text-box>
        </draw:frame>
        <draw:frame draw:style-name="gr11" draw:text-style-name="P6" draw:layer="layout" svg:width="0.4cm" svg:height="0.6cm" svg:x="2.201cm" svg:y="13cm">
          <draw:text-box>
            <text:p><text:span text:style-name="T3">1</text:span></text:p>
          </draw:text-box>
        </draw:frame>
        <draw:frame draw:style-name="gr11" draw:text-style-name="P6" draw:layer="layout" svg:width="0.4cm" svg:height="0.6cm" svg:x="2.201cm" svg:y="12.6cm">
          <draw:text-box>
            <text:p><text:span text:style-name="T3">2</text:span></text:p>
          </draw:text-box>
        </draw:frame>
        <draw:rect draw:style-name="gr7" draw:text-style-name="P5" draw:layer="layout" svg:width="2cm" svg:height="0.4cm" svg:x="5.802cm" svg:y="14.2cm">
          <text:p text:style-name="P4"><text:span text:style-name="T2">size</text:span></text:p>
        </draw:rect>
        <draw:rect draw:style-name="gr7" draw:text-style-name="P5" draw:layer="layout" svg:width="2cm" svg:height="0.4cm" svg:x="5.802cm" svg:y="13.8cm">
          <text:p text:style-name="P4"><text:span text:style-name="T2">...</text:span></text:p>
        </draw:rect>
        <draw:rect draw:style-name="gr7" draw:text-style-name="P5" draw:layer="layout" svg:width="2cm" svg:height="0.4cm" svg:x="5.802cm" svg:y="14.6cm">
          <text:p text:style-name="P4"><text:span text:style-name="T2">...</text:span></text:p>
        </draw:rect>
        <draw:rect draw:style-name="gr7" draw:text-style-name="P5" draw:layer="layout" svg:width="2cm" svg:height="0.4cm" svg:x="5.802cm" svg:y="15cm">
          <text:p text:style-name="P4"><text:span text:style-name="T2">imDelegIiMm</text:span></text:p>
        </draw:rect>
        <draw:rect draw:style-name="gr7" draw:text-style-name="P5" draw:layer="layout" svg:width="2cm" svg:height="0.4cm" svg:x="5.802cm" svg:y="13.4cm">
          <text:p text:style-name="P4"><text:span text:style-name="T2">&lt;init&gt;()</text:span></text:p>
        </draw:rect>
        <draw:rect draw:style-name="gr1" draw:text-style-name="P2" draw:layer="layout" svg:width="2cm" svg:height="0.4cm" svg:x="5.802cm" svg:y="11cm">
          <text:p text:style-name="P1"><text:span text:style-name="T1">CBexD</text:span></text:p>
        </draw:rect>
        <draw:frame draw:style-name="gr11" draw:text-style-name="P6" draw:layer="layout" svg:width="0.4cm" svg:height="0.6cm" svg:x="5.402cm" svg:y="13.4cm">
          <draw:text-box>
            <text:p><text:span text:style-name="T3">0</text:span></text:p>
          </draw:text-box>
        </draw:frame>
        <draw:frame draw:style-name="gr11" draw:text-style-name="P6" draw:layer="layout" svg:width="0.4cm" svg:height="0.6cm" svg:x="5.402cm" svg:y="13cm">
          <draw:text-box>
            <text:p><text:span text:style-name="T3">1</text:span></text:p>
          </draw:text-box>
        </draw:frame>
        <draw:frame draw:style-name="gr11" draw:text-style-name="P6" draw:layer="layout" svg:width="0.4cm" svg:height="0.6cm" svg:x="5.402cm" svg:y="12.6cm">
          <draw:text-box>
            <text:p><text:span text:style-name="T3">2</text:span></text:p>
          </draw:text-box>
        </draw:frame>
        <draw:frame draw:style-name="gr11" draw:text-style-name="P6" draw:layer="layout" svg:width="0.4cm" svg:height="0.6cm" svg:x="5.402cm" svg:y="12.2cm">
          <draw:text-box>
            <text:p><text:span text:style-name="T3">3</text:span></text:p>
          </draw:text-box>
        </draw:frame>
        <draw:rect draw:style-name="gr7" draw:text-style-name="P5" draw:layer="layout" svg:width="2cm" svg:height="0.4cm" svg:x="9.003cm" svg:y="14.2cm">
          <text:p text:style-name="P4"><text:span text:style-name="T2">size</text:span></text:p>
        </draw:rect>
        <draw:rect draw:style-name="gr7" draw:text-style-name="P5" draw:layer="layout" svg:width="2cm" svg:height="0.4cm" svg:x="9.003cm" svg:y="13.8cm">
          <text:p text:style-name="P4"><text:span text:style-name="T2">...</text:span></text:p>
        </draw:rect>
        <draw:rect draw:style-name="gr7" draw:text-style-name="P5" draw:layer="layout" svg:width="2cm" svg:height="0.4cm" svg:x="9.003cm" svg:y="14.6cm">
          <text:p text:style-name="P4"><text:span text:style-name="T2">...</text:span></text:p>
        </draw:rect>
        <draw:rect draw:style-name="gr7" draw:text-style-name="P5" draw:layer="layout" svg:width="2cm" svg:height="0.4cm" svg:x="9.003cm" svg:y="15cm">
          <text:p text:style-name="P4"><text:span text:style-name="T2">imDelegIiMm</text:span></text:p>
        </draw:rect>
        <draw:rect draw:style-name="gr7" draw:text-style-name="P5" draw:layer="layout" svg:width="2cm" svg:height="0.4cm" svg:x="9.003cm" svg:y="13.4cm">
          <text:p text:style-name="P4"><text:span text:style-name="T2">&lt;init&gt;()</text:span></text:p>
        </draw:rect>
        <draw:rect draw:style-name="gr7" draw:text-style-name="P5" draw:layer="layout" svg:width="2cm" svg:height="0.4cm" svg:x="9.003cm" svg:y="13cm">
          <text:p text:style-name="P4"><text:span text:style-name="T2">ima11()</text:span></text:p>
        </draw:rect>
        <draw:rect draw:style-name="gr7" draw:text-style-name="P5" draw:layer="layout" svg:width="2cm" svg:height="0.4cm" svg:x="9.003cm" svg:y="12.6cm">
          <text:p text:style-name="P4"><text:span text:style-name="T2">ima12()</text:span></text:p>
        </draw:rect>
        <draw:rect draw:style-name="gr1" draw:text-style-name="P2" draw:layer="layout" svg:width="2cm" svg:height="0.4cm" svg:x="9.003cm" svg:y="11cm">
          <text:p text:style-name="P1"><text:span text:style-name="T1">CCexD</text:span></text:p>
        </draw:rect>
        <draw:connector draw:style-name="gr10" draw:text-style-name="P3" draw:layer="layout" draw:type="lines" svg:x1="11.001cm" svg:y1="15.6cm" svg:x2="11.001cm" svg:y2="16.4cm" draw:start-shape="id3" draw:start-glue-point="1" draw:end-shape="id4" draw:end-glue-point="1" svg:d="m11001 15600h501v800h-501">
          <text:p/>
        </draw:connector>
        <draw:frame draw:style-name="gr11" draw:text-style-name="P6" draw:layer="layout" svg:width="0.4cm" svg:height="0.6cm" svg:x="8.603cm" svg:y="13.4cm">
          <draw:text-box>
            <text:p><text:span text:style-name="T3">0</text:span></text:p>
          </draw:text-box>
        </draw:frame>
        <draw:frame draw:style-name="gr11" draw:text-style-name="P6" draw:layer="layout" svg:width="0.4cm" svg:height="0.6cm" svg:x="8.603cm" svg:y="13cm">
          <draw:text-box>
            <text:p><text:span text:style-name="T3">1</text:span></text:p>
          </draw:text-box>
        </draw:frame>
        <draw:frame draw:style-name="gr11" draw:text-style-name="P6" draw:layer="layout" svg:width="0.4cm" svg:height="0.6cm" svg:x="8.603cm" svg:y="12.6cm">
          <draw:text-box>
            <text:p><text:span text:style-name="T3">2</text:span></text:p>
          </draw:text-box>
        </draw:frame>
        <draw:frame draw:style-name="gr11" draw:text-style-name="P6" draw:layer="layout" svg:width="0.4cm" svg:height="0.6cm" svg:x="8.603cm" svg:y="12.2cm">
          <draw:text-box>
            <text:p><text:span text:style-name="T3">3</text:span></text:p>
          </draw:text-box>
        </draw:frame>
        <draw:rect draw:style-name="gr7" draw:text-style-name="P5" draw:layer="layout" svg:width="2cm" svg:height="0.4cm" svg:x="9.003cm" svg:y="12.2cm">
          <text:p text:style-name="P4"><text:span text:style-name="T2">cmc21()</text:span></text:p>
        </draw:rect>
        <draw:frame draw:style-name="gr11" draw:text-style-name="P6" draw:layer="layout" svg:width="0.4cm" svg:height="0.6cm" svg:x="8.603cm" svg:y="11.8cm">
          <draw:text-box>
            <text:p><text:span text:style-name="T3">4</text:span></text:p>
          </draw:text-box>
        </draw:frame>
        <draw:rect draw:style-name="gr7" draw:text-style-name="P5" draw:layer="layout" svg:width="2cm" svg:height="0.4cm" svg:x="9.003cm" svg:y="11.8cm">
          <text:p text:style-name="P4"><text:span text:style-name="T2">imc11()</text:span></text:p>
        </draw:rect>
        <draw:connector draw:style-name="gr10" draw:text-style-name="P3" draw:layer="layout" draw:type="lines" draw:line-skew="0.098cm 0.098cm" svg:x1="11.001cm" svg:y1="16cm" svg:x2="11.001cm" svg:y2="17.2cm" draw:start-shape="id5" draw:start-glue-point="1" draw:end-shape="id6" draw:end-glue-point="1" svg:d="m11001 16000h599v1200h-599">
          <text:p/>
        </draw:connector>
        <draw:rect draw:style-name="gr1" draw:text-style-name="P2" draw:layer="layout" svg:width="2cm" svg:height="0.4cm" svg:x="12.204cm" svg:y="11cm">
          <text:p text:style-name="P1"><text:span text:style-name="T1">CDexD</text:span></text:p>
        </draw:rect>
        <draw:rect draw:style-name="gr7" draw:text-style-name="P5" draw:layer="layout" svg:width="2cm" svg:height="0.4cm" svg:x="15.405cm" svg:y="14.2cm">
          <text:p text:style-name="P4"><text:span text:style-name="T2">size</text:span></text:p>
        </draw:rect>
        <draw:rect draw:style-name="gr7" draw:text-style-name="P5" draw:layer="layout" svg:width="2cm" svg:height="0.4cm" svg:x="15.405cm" svg:y="13.8cm">
          <text:p text:style-name="P4"><text:span text:style-name="T2">...</text:span></text:p>
        </draw:rect>
        <draw:rect draw:style-name="gr7" draw:text-style-name="P5" draw:layer="layout" svg:width="2cm" svg:height="0.4cm" svg:x="15.405cm" svg:y="14.6cm">
          <text:p text:style-name="P4"><text:span text:style-name="T2">...</text:span></text:p>
        </draw:rect>
        <draw:rect draw:style-name="gr7" draw:text-style-name="P5" draw:layer="layout" svg:width="2cm" svg:height="0.4cm" svg:x="15.405cm" svg:y="15cm">
          <text:p text:style-name="P4"><text:span text:style-name="T2">imDelegIiMm</text:span></text:p>
        </draw:rect>
        <draw:rect draw:style-name="gr7" draw:text-style-name="P5" draw:layer="layout" svg:width="2cm" svg:height="0.4cm" svg:x="15.405cm" svg:y="13.4cm">
          <text:p text:style-name="P4"><text:span text:style-name="T2">&lt;init&gt;()</text:span></text:p>
        </draw:rect>
        <draw:rect draw:style-name="gr1" draw:text-style-name="P2" draw:layer="layout" svg:width="2cm" svg:height="0.4cm" svg:x="15.405cm" svg:y="11cm">
          <text:p text:style-name="P1"><text:span text:style-name="T1">CEexD</text:span></text:p>
        </draw:rect>
        <draw:rect draw:style-name="gr7" draw:text-style-name="P5" draw:layer="layout" svg:width="2cm" svg:height="0.4cm" svg:x="15.405cm" svg:y="12.2cm">
          <text:p text:style-name="P4"><text:span text:style-name="T2">imb21()</text:span></text:p>
        </draw:rect>
        <draw:connector draw:style-name="gr10" draw:text-style-name="P3" draw:layer="layout" draw:type="lines" draw:line-skew="0.098cm 0.097cm" svg:x1="17.401cm" svg:y1="16cm" svg:x2="17.402cm" svg:y2="17.2cm" draw:start-shape="id7" draw:start-glue-point="1" draw:end-shape="id8" draw:end-glue-point="1" svg:d="m17401 16000h599v1200h-598">
          <text:p/>
        </draw:connector>
        <draw:connector draw:style-name="gr10" draw:text-style-name="P3" draw:layer="layout" draw:type="lines" svg:x1="17.401cm" svg:y1="15.6cm" svg:x2="17.4cm" svg:y2="16.8cm" draw:start-shape="id9" draw:start-glue-point="1" draw:end-shape="id10" draw:end-glue-point="1" svg:d="m17401 15600h501l-1 1200h-501">
          <text:p/>
        </draw:connector>
        <draw:frame draw:style-name="gr11" draw:text-style-name="P6" draw:layer="layout" svg:width="0.4cm" svg:height="0.6cm" svg:x="15.004cm" svg:y="13.4cm">
          <draw:text-box>
            <text:p><text:span text:style-name="T3">0</text:span></text:p>
          </draw:text-box>
        </draw:frame>
        <draw:frame draw:style-name="gr11" draw:text-style-name="P6" draw:layer="layout" svg:width="0.4cm" svg:height="0.6cm" svg:x="15.004cm" svg:y="13cm">
          <draw:text-box>
            <text:p><text:span text:style-name="T3">1</text:span></text:p>
          </draw:text-box>
        </draw:frame>
        <draw:frame draw:style-name="gr11" draw:text-style-name="P6" draw:layer="layout" svg:width="0.4cm" svg:height="0.6cm" svg:x="15.004cm" svg:y="12.6cm">
          <draw:text-box>
            <text:p><text:span text:style-name="T3">2</text:span></text:p>
          </draw:text-box>
        </draw:frame>
        <draw:frame draw:style-name="gr11" draw:text-style-name="P6" draw:layer="layout" svg:width="0.4cm" svg:height="0.6cm" svg:x="15.004cm" svg:y="12.2cm">
          <draw:text-box>
            <text:p><text:span text:style-name="T3">3</text:span></text:p>
          </draw:text-box>
        </draw:frame>
        <draw:frame draw:style-name="gr11" draw:text-style-name="P6" draw:layer="layout" svg:width="0.4cm" svg:height="0.6cm" svg:x="15.004cm" svg:y="11.8cm">
          <draw:text-box>
            <text:p><text:span text:style-name="T3">4</text:span></text:p>
          </draw:text-box>
        </draw:frame>
        <draw:rect draw:style-name="gr1" draw:text-style-name="P2" draw:layer="layout" svg:width="1.198cm" svg:height="0.4cm" svg:x="13.4cm" svg:y="8cm">
          <text:p text:style-name="P1"><text:span text:style-name="T1">id=4</text:span></text:p>
        </draw:rect>
        <draw:rect draw:style-name="gr7" draw:text-style-name="P5" draw:id="id2" draw:layer="layout" svg:width="2cm" svg:height="0.4cm" svg:x="2.601cm" svg:y="15.8cm">
          <text:p text:style-name="P4"><text:span text:style-name="T2">ima11()</text:span></text:p>
        </draw:rect>
        <draw:rect draw:style-name="gr7" draw:text-style-name="P5" draw:layer="layout" svg:width="2cm" svg:height="0.4cm" svg:x="2.601cm" svg:y="16.2cm">
          <text:p text:style-name="P4"><text:span text:style-name="T2">ima12()</text:span></text:p>
        </draw:rect>
        <draw:rect draw:style-name="gr8" draw:text-style-name="P5" draw:layer="layout" svg:width="1cm" svg:height="0.4cm" svg:x="9.001cm" svg:y="15.4cm">
          <text:p text:style-name="P4"><text:span text:style-name="T2">3(IC)</text:span></text:p>
        </draw:rect>
        <draw:rect draw:style-name="gr9" draw:text-style-name="P5" draw:id="id3" draw:layer="layout" svg:width="1cm" svg:height="0.4cm" svg:x="10.001cm" svg:y="15.4cm">
          <text:p text:style-name="P4"><text:span text:style-name="T2">bmo</text:span></text:p>
        </draw:rect>
        <draw:rect draw:style-name="gr8" draw:text-style-name="P5" draw:layer="layout" svg:width="1cm" svg:height="0.4cm" svg:x="9.001cm" svg:y="15.8cm">
          <text:p text:style-name="P4"><text:span text:style-name="T2">0(IA)</text:span></text:p>
        </draw:rect>
        <draw:rect draw:style-name="gr9" draw:text-style-name="P5" draw:id="id5" draw:layer="layout" svg:width="1cm" svg:height="0.4cm" svg:x="10.001cm" svg:y="15.8cm">
          <text:p text:style-name="P4"><text:span text:style-name="T2">bmo</text:span></text:p>
        </draw:rect>
        <draw:rect draw:style-name="gr7" draw:text-style-name="P5" draw:id="id4" draw:layer="layout" svg:width="2cm" svg:height="0.4cm" svg:x="9.001cm" svg:y="16.2cm">
          <text:p text:style-name="P4"><text:span text:style-name="T2">ima11()</text:span></text:p>
        </draw:rect>
        <draw:rect draw:style-name="gr7" draw:text-style-name="P5" draw:layer="layout" svg:width="2cm" svg:height="0.4cm" svg:x="9.001cm" svg:y="16.6cm">
          <text:p text:style-name="P4"><text:span text:style-name="T2">ima12()</text:span></text:p>
        </draw:rect>
        <draw:rect draw:style-name="gr7" draw:text-style-name="P5" draw:id="id6" draw:layer="layout" svg:width="2cm" svg:height="0.4cm" svg:x="9.001cm" svg:y="17cm">
          <text:p text:style-name="P4"><text:span text:style-name="T2">ima11()</text:span></text:p>
        </draw:rect>
        <draw:rect draw:style-name="gr7" draw:text-style-name="P5" draw:layer="layout" svg:width="2cm" svg:height="0.4cm" svg:x="9cm" svg:y="17.4cm">
          <text:p text:style-name="P4"><text:span text:style-name="T2">imc11()</text:span></text:p>
        </draw:rect>
        <draw:rect draw:style-name="gr7" draw:text-style-name="P5" draw:layer="layout" svg:width="2cm" svg:height="0.4cm" svg:x="12.201cm" svg:y="14.2cm">
          <text:p text:style-name="P4"><text:span text:style-name="T2">size</text:span></text:p>
        </draw:rect>
        <draw:rect draw:style-name="gr7" draw:text-style-name="P5" draw:layer="layout" svg:width="2cm" svg:height="0.4cm" svg:x="12.201cm" svg:y="13.8cm">
          <text:p text:style-name="P4"><text:span text:style-name="T2">...</text:span></text:p>
        </draw:rect>
        <draw:rect draw:style-name="gr7" draw:text-style-name="P5" draw:layer="layout" svg:width="2cm" svg:height="0.4cm" svg:x="12.201cm" svg:y="14.6cm">
          <text:p text:style-name="P4"><text:span text:style-name="T2">...</text:span></text:p>
        </draw:rect>
        <draw:rect draw:style-name="gr7" draw:text-style-name="P5" draw:layer="layout" svg:width="2cm" svg:height="0.4cm" svg:x="12.201cm" svg:y="15cm">
          <text:p text:style-name="P4"><text:span text:style-name="T2">imDelegIiMm</text:span></text:p>
        </draw:rect>
        <draw:rect draw:style-name="gr7" draw:text-style-name="P5" draw:layer="layout" svg:width="2cm" svg:height="0.4cm" svg:x="12.201cm" svg:y="13.4cm">
          <text:p text:style-name="P4"><text:span text:style-name="T2">&lt;init&gt;()</text:span></text:p>
        </draw:rect>
        <draw:rect draw:style-name="gr7" draw:text-style-name="P5" draw:layer="layout" svg:width="2cm" svg:height="0.4cm" svg:x="12.201cm" svg:y="13cm">
          <text:p text:style-name="P4"><text:span text:style-name="T2">ima11()</text:span></text:p>
        </draw:rect>
        <draw:rect draw:style-name="gr7" draw:text-style-name="P5" draw:layer="layout" svg:width="2cm" svg:height="0.4cm" svg:x="12.201cm" svg:y="12.6cm">
          <text:p text:style-name="P4"><text:span text:style-name="T2">ima12()</text:span></text:p>
        </draw:rect>
        <draw:rect draw:style-name="gr8" draw:text-style-name="P5" draw:layer="layout" svg:width="1cm" svg:height="0.4cm" svg:x="12.201cm" svg:y="15.4cm">
          <text:p text:style-name="P4"><text:span text:style-name="T2">0(IA)</text:span></text:p>
        </draw:rect>
        <draw:rect draw:style-name="gr9" draw:text-style-name="P5" draw:id="id11" draw:layer="layout" svg:width="1cm" svg:height="0.4cm" svg:x="13.201cm" svg:y="15.4cm">
          <text:p text:style-name="P4"><text:span text:style-name="T2">bmo</text:span></text:p>
        </draw:rect>
        <draw:frame draw:style-name="gr11" draw:text-style-name="P6" draw:layer="layout" svg:width="0.4cm" svg:height="0.6cm" svg:x="11.801cm" svg:y="13.4cm">
          <draw:text-box>
            <text:p><text:span text:style-name="T3">0</text:span></text:p>
          </draw:text-box>
        </draw:frame>
        <draw:frame draw:style-name="gr11" draw:text-style-name="P6" draw:layer="layout" svg:width="0.4cm" svg:height="0.6cm" svg:x="11.801cm" svg:y="13cm">
          <draw:text-box>
            <text:p><text:span text:style-name="T3">1</text:span></text:p>
          </draw:text-box>
        </draw:frame>
        <draw:frame draw:style-name="gr11" draw:text-style-name="P6" draw:layer="layout" svg:width="0.4cm" svg:height="0.6cm" svg:x="11.801cm" svg:y="12.6cm">
          <draw:text-box>
            <text:p><text:span text:style-name="T3">2</text:span></text:p>
          </draw:text-box>
        </draw:frame>
        <draw:rect draw:style-name="gr7" draw:text-style-name="P5" draw:id="id12" draw:layer="layout" svg:width="2cm" svg:height="0.4cm" svg:x="12.201cm" svg:y="15.8cm">
          <text:p text:style-name="P4"><text:span text:style-name="T2">ima11()</text:span></text:p>
        </draw:rect>
        <draw:rect draw:style-name="gr7" draw:text-style-name="P5" draw:layer="layout" svg:width="2cm" svg:height="0.4cm" svg:x="12.201cm" svg:y="16.2cm">
          <text:p text:style-name="P4"><text:span text:style-name="T2">ima12()</text:span></text:p>
        </draw:rect>
        <draw:connector draw:style-name="gr10" draw:text-style-name="P3" draw:layer="layout" draw:type="lines" svg:x1="14.201cm" svg:y1="15.6cm" svg:x2="14.201cm" svg:y2="16cm" draw:start-shape="id11" draw:start-glue-point="1" draw:end-shape="id12" draw:end-glue-point="1" svg:d="m14201 15600h501v400h-501">
          <text:p/>
        </draw:connector>
        <draw:rect draw:style-name="gr7" draw:text-style-name="P5" draw:layer="layout" svg:width="2cm" svg:height="0.4cm" svg:x="5.803cm" svg:y="12.6cm">
          <text:p text:style-name="P4"><text:span text:style-name="T2">ima11()</text:span></text:p>
        </draw:rect>
        <draw:rect draw:style-name="gr7" draw:text-style-name="P5" draw:layer="layout" svg:width="2cm" svg:height="0.4cm" svg:x="5.803cm" svg:y="12.2cm">
          <text:p text:style-name="P4"><text:span text:style-name="T2">ima12()</text:span></text:p>
        </draw:rect>
        <draw:rect draw:style-name="gr7" draw:text-style-name="P5" draw:layer="layout" svg:width="2cm" svg:height="0.4cm" svg:x="5.803cm" svg:y="11.8cm">
          <text:p text:style-name="P4"><text:span text:style-name="T2">imc11()</text:span></text:p>
        </draw:rect>
        <draw:rect draw:style-name="gr7" draw:text-style-name="P5" draw:layer="layout" svg:width="2cm" svg:height="0.4cm" svg:x="5.803cm" svg:y="13cm">
          <text:p text:style-name="P4"><text:span text:style-name="T2">cmb11()</text:span></text:p>
        </draw:rect>
        <draw:connector draw:style-name="gr10" draw:text-style-name="P3" draw:layer="layout" draw:type="lines" svg:x1="7.802cm" svg:y1="15.6cm" svg:x2="7.802cm" svg:y2="16.4cm" draw:start-shape="id13" draw:start-glue-point="1" draw:end-shape="id14" draw:end-glue-point="1" svg:d="m7802 15600h501v800h-501">
          <text:p/>
        </draw:connector>
        <draw:connector draw:style-name="gr10" draw:text-style-name="P3" draw:layer="layout" draw:type="lines" draw:line-skew="0.098cm 0.098cm" svg:x1="7.802cm" svg:y1="16cm" svg:x2="7.802cm" svg:y2="17.2cm" draw:start-shape="id15" draw:start-glue-point="1" draw:end-shape="id16" draw:end-glue-point="1" svg:d="m7802 16000h599v1200h-599">
          <text:p/>
        </draw:connector>
        <draw:rect draw:style-name="gr8" draw:text-style-name="P5" draw:layer="layout" svg:width="1cm" svg:height="0.4cm" svg:x="5.802cm" svg:y="15.4cm">
          <text:p text:style-name="P4"><text:span text:style-name="T2">3(IC)</text:span></text:p>
        </draw:rect>
        <draw:rect draw:style-name="gr9" draw:text-style-name="P5" draw:id="id13" draw:layer="layout" svg:width="1cm" svg:height="0.4cm" svg:x="6.802cm" svg:y="15.4cm">
          <text:p text:style-name="P4"><text:span text:style-name="T2">bmo</text:span></text:p>
        </draw:rect>
        <draw:rect draw:style-name="gr8" draw:text-style-name="P5" draw:layer="layout" svg:width="1cm" svg:height="0.4cm" svg:x="5.802cm" svg:y="15.8cm">
          <text:p text:style-name="P4"><text:span text:style-name="T2">0(IA)</text:span></text:p>
        </draw:rect>
        <draw:rect draw:style-name="gr9" draw:text-style-name="P5" draw:id="id15" draw:layer="layout" svg:width="1cm" svg:height="0.4cm" svg:x="6.802cm" svg:y="15.8cm">
          <text:p text:style-name="P4"><text:span text:style-name="T2">bmo</text:span></text:p>
        </draw:rect>
        <draw:rect draw:style-name="gr7" draw:text-style-name="P5" draw:id="id14" draw:layer="layout" svg:width="2cm" svg:height="0.4cm" svg:x="5.802cm" svg:y="16.2cm">
          <text:p text:style-name="P4"><text:span text:style-name="T2">ima11()</text:span></text:p>
        </draw:rect>
        <draw:rect draw:style-name="gr7" draw:text-style-name="P5" draw:layer="layout" svg:width="2cm" svg:height="0.4cm" svg:x="5.802cm" svg:y="16.6cm">
          <text:p text:style-name="P4"><text:span text:style-name="T2">ima12()</text:span></text:p>
        </draw:rect>
        <draw:rect draw:style-name="gr7" draw:text-style-name="P5" draw:id="id16" draw:layer="layout" svg:width="2cm" svg:height="0.4cm" svg:x="5.802cm" svg:y="17cm">
          <text:p text:style-name="P4"><text:span text:style-name="T2">ima11()</text:span></text:p>
        </draw:rect>
        <draw:rect draw:style-name="gr7" draw:text-style-name="P5" draw:layer="layout" svg:width="2cm" svg:height="0.4cm" svg:x="5.8cm" svg:y="17.4cm">
          <text:p text:style-name="P4"><text:span text:style-name="T2">imc11()</text:span></text:p>
        </draw:rect>
        <draw:frame draw:style-name="gr11" draw:text-style-name="P6" draw:layer="layout" svg:width="0.4cm" svg:height="0.6cm" svg:x="5.403cm" svg:y="11.8cm">
          <draw:text-box>
            <text:p><text:span text:style-name="T3">4</text:span></text:p>
          </draw:text-box>
        </draw:frame>
        <draw:rect draw:style-name="gr8" draw:text-style-name="P5" draw:layer="layout" svg:width="1cm" svg:height="0.4cm" svg:x="15.401cm" svg:y="15.4cm">
          <text:p text:style-name="P4"><text:span text:style-name="T2">4(ID)</text:span></text:p>
        </draw:rect>
        <draw:rect draw:style-name="gr9" draw:text-style-name="P5" draw:id="id9" draw:layer="layout" svg:width="1cm" svg:height="0.4cm" svg:x="16.401cm" svg:y="15.4cm">
          <text:p text:style-name="P4"><text:span text:style-name="T2">bmo</text:span></text:p>
        </draw:rect>
        <draw:rect draw:style-name="gr8" draw:text-style-name="P5" draw:layer="layout" svg:width="1cm" svg:height="0.4cm" svg:x="15.401cm" svg:y="15.8cm">
          <text:p text:style-name="P4"><text:span text:style-name="T2">2(IB)</text:span></text:p>
        </draw:rect>
        <draw:rect draw:style-name="gr9" draw:text-style-name="P5" draw:id="id7" draw:layer="layout" svg:width="1cm" svg:height="0.4cm" svg:x="16.401cm" svg:y="15.8cm">
          <text:p text:style-name="P4"><text:span text:style-name="T2">bmo</text:span></text:p>
        </draw:rect>
        <draw:rect draw:style-name="gr8" draw:text-style-name="P5" draw:layer="layout" svg:width="1cm" svg:height="0.4cm" svg:x="15.401cm" svg:y="16.2cm">
          <text:p text:style-name="P4"><text:span text:style-name="T2">0(IA)</text:span></text:p>
        </draw:rect>
        <draw:rect draw:style-name="gr9" draw:text-style-name="P5" draw:id="id17" draw:layer="layout" svg:width="1cm" svg:height="0.4cm" svg:x="16.401cm" svg:y="16.2cm">
          <text:p text:style-name="P4"><text:span text:style-name="T2">bmo</text:span></text:p>
        </draw:rect>
        <draw:rect draw:style-name="gr7" draw:text-style-name="P5" draw:id="id10" draw:layer="layout" svg:width="2cm" svg:height="0.4cm" svg:x="15.4cm" svg:y="16.6cm">
          <text:p text:style-name="P4"><text:span text:style-name="T2">imd11()</text:span></text:p>
        </draw:rect>
        <draw:rect draw:style-name="gr7" draw:text-style-name="P5" draw:layer="layout" svg:width="2cm" svg:height="0.4cm" svg:x="15.401cm" svg:y="13cm">
          <text:p text:style-name="P4"><text:span text:style-name="T2">ima11()</text:span></text:p>
        </draw:rect>
        <draw:rect draw:style-name="gr7" draw:text-style-name="P5" draw:layer="layout" svg:width="2cm" svg:height="0.4cm" svg:x="15.401cm" svg:y="12.6cm">
          <text:p text:style-name="P4"><text:span text:style-name="T2">ima12()</text:span></text:p>
        </draw:rect>
        <draw:rect draw:style-name="gr7" draw:text-style-name="P5" draw:layer="layout" svg:width="2cm" svg:height="0.4cm" svg:x="15.4cm" svg:y="11.8cm">
          <text:p text:style-name="P4"><text:span text:style-name="T2">imd11()</text:span></text:p>
        </draw:rect>
        <draw:rect draw:style-name="gr7" draw:text-style-name="P5" draw:id="id8" draw:layer="layout" svg:width="2cm" svg:height="0.4cm" svg:x="15.402cm" svg:y="17cm">
          <text:p text:style-name="P4"><text:span text:style-name="T2">ima11()</text:span></text:p>
        </draw:rect>
        <draw:rect draw:style-name="gr7" draw:text-style-name="P5" draw:layer="layout" svg:width="2cm" svg:height="0.4cm" svg:x="15.4cm" svg:y="17.4cm">
          <text:p text:style-name="P4"><text:span text:style-name="T2">imb21()</text:span></text:p>
        </draw:rect>
        <draw:connector draw:style-name="gr10" draw:text-style-name="P3" draw:layer="layout" draw:type="lines" draw:line-skew="0.198cm 0.197cm" svg:x1="17.401cm" svg:y1="16.4cm" svg:x2="17.402cm" svg:y2="18cm" draw:start-shape="id17" draw:start-glue-point="1" draw:end-shape="id18" draw:end-glue-point="1" svg:d="m17401 16400h699v1600h-698">
          <text:p/>
        </draw:connector>
        <draw:rect draw:style-name="gr7" draw:text-style-name="P5" draw:id="id18" draw:layer="layout" svg:width="2cm" svg:height="0.4cm" svg:x="15.402cm" svg:y="17.8cm">
          <text:p text:style-name="P4"><text:span text:style-name="T2">ima11()</text:span></text:p>
        </draw:rect>
        <draw:rect draw:style-name="gr7" draw:text-style-name="P5" draw:layer="layout" svg:width="2cm" svg:height="0.4cm" svg:x="15.402cm" svg:y="18.2cm">
          <text:p text:style-name="P4"><text:span text:style-name="T2">ima12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4-05T16:41:15.48</dc:date>
    <meta:printed-by>Urs Graf</meta:printed-by>
    <meta:print-date>2010-04-12T09:03:01</meta:print-date>
    <meta:editing-cycles>13</meta:editing-cycles>
    <meta:editing-duration>PT84H00M30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